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2.19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91.3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account.group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Default"/>
        <table:table-row table:style-name="ro1">
          <table:table-cell table:formula="of:=CONCATENATE(&quot;xtiger_sp_gr_&quot;;[.B1])" office:value-type="string" office:string-value="xtiger_sp_gr_1" calcext:value-type="string">
            <text:p>xtiger_sp_gr_1</text:p>
          </table:table-cell>
          <table:table-cell table:formula="of:=SUBSTITUTE([.C1];&quot;.&quot;;&quot;_&quot;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tivo</text:p>
          </table:table-cell>
        </table:table-row>
        <table:table-row table:style-name="ro1">
          <table:table-cell table:formula="of:=CONCATENATE(&quot;xtiger_sp_gr_&quot;;[.B2])" office:value-type="string" office:string-value="xtiger_sp_gr_1_1" calcext:value-type="string">
            <text:p>xtiger_sp_gr_1_1</text:p>
          </table:table-cell>
          <table:table-cell table:formula="of:=SUBSTITUTE([.C2];&quot;.&quot;;&quot;_&quot;)" office:value-type="string" office:string-value="1_1" calcext:value-type="string">
            <text:p>1_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Ativo Circulante</text:p>
          </table:table-cell>
        </table:table-row>
        <table:table-row table:style-name="ro1">
          <table:table-cell table:formula="of:=CONCATENATE(&quot;xtiger_sp_gr_&quot;;[.B3])" office:value-type="string" office:string-value="xtiger_sp_gr_1_1_01" calcext:value-type="string">
            <text:p>xtiger_sp_gr_1_1_01</text:p>
          </table:table-cell>
          <table:table-cell table:formula="of:=SUBSTITUTE([.C3];&quot;.&quot;;&quot;_&quot;)" office:value-type="string" office:string-value="1_1_01" calcext:value-type="string">
            <text:p>1_1_01</text:p>
          </table:table-cell>
          <table:table-cell office:value-type="string" calcext:value-type="string">
            <text:p>1.1.01</text:p>
          </table:table-cell>
          <table:table-cell office:value-type="string" calcext:value-type="string">
            <text:p>Disponível</text:p>
          </table:table-cell>
        </table:table-row>
        <table:table-row table:style-name="ro1">
          <table:table-cell table:formula="of:=CONCATENATE(&quot;xtiger_sp_gr_&quot;;[.B4])" office:value-type="string" office:string-value="xtiger_sp_gr_1_1_02" calcext:value-type="string">
            <text:p>xtiger_sp_gr_1_1_02</text:p>
          </table:table-cell>
          <table:table-cell table:formula="of:=SUBSTITUTE([.C4];&quot;.&quot;;&quot;_&quot;)" office:value-type="string" office:string-value="1_1_02" calcext:value-type="string">
            <text:p>1_1_02</text:p>
          </table:table-cell>
          <table:table-cell office:value-type="string" calcext:value-type="string">
            <text:p>1.1.02</text:p>
          </table:table-cell>
          <table:table-cell office:value-type="string" calcext:value-type="string">
            <text:p>Créditos</text:p>
          </table:table-cell>
        </table:table-row>
        <table:table-row table:style-name="ro1">
          <table:table-cell table:formula="of:=CONCATENATE(&quot;xtiger_sp_gr_&quot;;[.B5])" office:value-type="string" office:string-value="xtiger_sp_gr_1_1_03" calcext:value-type="string">
            <text:p>xtiger_sp_gr_1_1_03</text:p>
          </table:table-cell>
          <table:table-cell table:formula="of:=SUBSTITUTE([.C5];&quot;.&quot;;&quot;_&quot;)" office:value-type="string" office:string-value="1_1_03" calcext:value-type="string">
            <text:p>1_1_03</text:p>
          </table:table-cell>
          <table:table-cell office:value-type="string" calcext:value-type="string">
            <text:p>1.1.03</text:p>
          </table:table-cell>
          <table:table-cell office:value-type="string" calcext:value-type="string">
            <text:p>Estoques</text:p>
          </table:table-cell>
        </table:table-row>
        <table:table-row table:style-name="ro1">
          <table:table-cell table:formula="of:=CONCATENATE(&quot;xtiger_sp_gr_&quot;;[.B6])" office:value-type="string" office:string-value="xtiger_sp_gr_1_1_04" calcext:value-type="string">
            <text:p>xtiger_sp_gr_1_1_04</text:p>
          </table:table-cell>
          <table:table-cell table:formula="of:=SUBSTITUTE([.C6];&quot;.&quot;;&quot;_&quot;)" office:value-type="string" office:string-value="1_1_04" calcext:value-type="string">
            <text:p>1_1_04</text:p>
          </table:table-cell>
          <table:table-cell office:value-type="string" calcext:value-type="string">
            <text:p>1.1.04</text:p>
          </table:table-cell>
          <table:table-cell office:value-type="string" calcext:value-type="string">
            <text:p>Valores e Créditos Recuperáveis</text:p>
          </table:table-cell>
        </table:table-row>
        <table:table-row table:style-name="ro1">
          <table:table-cell table:formula="of:=CONCATENATE(&quot;xtiger_sp_gr_&quot;;[.B7])" office:value-type="string" office:string-value="xtiger_sp_gr_1_2" calcext:value-type="string">
            <text:p>xtiger_sp_gr_1_2</text:p>
          </table:table-cell>
          <table:table-cell table:formula="of:=SUBSTITUTE([.C7];&quot;.&quot;;&quot;_&quot;)" office:value-type="string" office:string-value="1_2" calcext:value-type="string">
            <text:p>1_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Ativo Não Circulante</text:p>
          </table:table-cell>
        </table:table-row>
        <table:table-row table:style-name="ro1">
          <table:table-cell table:formula="of:=CONCATENATE(&quot;xtiger_sp_gr_&quot;;[.B8])" office:value-type="string" office:string-value="xtiger_sp_gr_1_2_01" calcext:value-type="string">
            <text:p>xtiger_sp_gr_1_2_01</text:p>
          </table:table-cell>
          <table:table-cell table:formula="of:=SUBSTITUTE([.C8];&quot;.&quot;;&quot;_&quot;)" office:value-type="string" office:string-value="1_2_01" calcext:value-type="string">
            <text:p>1_2_01</text:p>
          </table:table-cell>
          <table:table-cell office:value-type="string" calcext:value-type="string">
            <text:p>1.2.01</text:p>
          </table:table-cell>
          <table:table-cell office:value-type="string" calcext:value-type="string">
            <text:p>Realizável a Longo Prazo</text:p>
          </table:table-cell>
        </table:table-row>
        <table:table-row table:style-name="ro1">
          <table:table-cell table:formula="of:=CONCATENATE(&quot;xtiger_sp_gr_&quot;;[.B9])" office:value-type="string" office:string-value="xtiger_sp_gr_1_2_02" calcext:value-type="string">
            <text:p>xtiger_sp_gr_1_2_02</text:p>
          </table:table-cell>
          <table:table-cell table:formula="of:=SUBSTITUTE([.C9];&quot;.&quot;;&quot;_&quot;)" office:value-type="string" office:string-value="1_2_02" calcext:value-type="string">
            <text:p>1_2_02</text:p>
          </table:table-cell>
          <table:table-cell office:value-type="string" calcext:value-type="string">
            <text:p>1.2.02</text:p>
          </table:table-cell>
          <table:table-cell office:value-type="string" calcext:value-type="string">
            <text:p>Investimentos</text:p>
          </table:table-cell>
        </table:table-row>
        <table:table-row table:style-name="ro1">
          <table:table-cell table:formula="of:=CONCATENATE(&quot;xtiger_sp_gr_&quot;;[.B10])" office:value-type="string" office:string-value="xtiger_sp_gr_1_2_03" calcext:value-type="string">
            <text:p>xtiger_sp_gr_1_2_03</text:p>
          </table:table-cell>
          <table:table-cell table:formula="of:=SUBSTITUTE([.C10];&quot;.&quot;;&quot;_&quot;)" office:value-type="string" office:string-value="1_2_03" calcext:value-type="string">
            <text:p>1_2_03</text:p>
          </table:table-cell>
          <table:table-cell office:value-type="string" calcext:value-type="string">
            <text:p>1.2.03</text:p>
          </table:table-cell>
          <table:table-cell office:value-type="string" calcext:value-type="string">
            <text:p>Imobilizado</text:p>
          </table:table-cell>
        </table:table-row>
        <table:table-row table:style-name="ro1">
          <table:table-cell table:formula="of:=CONCATENATE(&quot;xtiger_sp_gr_&quot;;[.B11])" office:value-type="string" office:string-value="xtiger_sp_gr_2" calcext:value-type="string">
            <text:p>xtiger_sp_gr_2</text:p>
          </table:table-cell>
          <table:table-cell table:formula="of:=SUBSTITUTE([.C11];&quot;.&quot;;&quot;_&quot;)" office:value-type="string" office:string-value="2" calcext:value-type="string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Passivo</text:p>
          </table:table-cell>
        </table:table-row>
        <table:table-row table:style-name="ro1">
          <table:table-cell table:formula="of:=CONCATENATE(&quot;xtiger_sp_gr_&quot;;[.B12])" office:value-type="string" office:string-value="xtiger_sp_gr_2_1" calcext:value-type="string">
            <text:p>xtiger_sp_gr_2_1</text:p>
          </table:table-cell>
          <table:table-cell table:formula="of:=SUBSTITUTE([.C12];&quot;.&quot;;&quot;_&quot;)" office:value-type="string" office:string-value="2_1" calcext:value-type="string">
            <text:p>2_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Passivo Circulante</text:p>
          </table:table-cell>
        </table:table-row>
        <table:table-row table:style-name="ro1">
          <table:table-cell table:formula="of:=CONCATENATE(&quot;xtiger_sp_gr_&quot;;[.B13])" office:value-type="string" office:string-value="xtiger_sp_gr_2_1_01" calcext:value-type="string">
            <text:p>xtiger_sp_gr_2_1_01</text:p>
          </table:table-cell>
          <table:table-cell table:formula="of:=SUBSTITUTE([.C13];&quot;.&quot;;&quot;_&quot;)" office:value-type="string" office:string-value="2_1_01" calcext:value-type="string">
            <text:p>2_1_01</text:p>
          </table:table-cell>
          <table:table-cell office:value-type="string" calcext:value-type="string">
            <text:p>2.1.01</text:p>
          </table:table-cell>
          <table:table-cell office:value-type="string" calcext:value-type="string">
            <text:p>Instituições Financeiras</text:p>
          </table:table-cell>
        </table:table-row>
        <table:table-row table:style-name="ro1">
          <table:table-cell table:formula="of:=CONCATENATE(&quot;xtiger_sp_gr_&quot;;[.B14])" office:value-type="string" office:string-value="xtiger_sp_gr_2_1_02" calcext:value-type="string">
            <text:p>xtiger_sp_gr_2_1_02</text:p>
          </table:table-cell>
          <table:table-cell table:formula="of:=SUBSTITUTE([.C14];&quot;.&quot;;&quot;_&quot;)" office:value-type="string" office:string-value="2_1_02" calcext:value-type="string">
            <text:p>2_1_02</text:p>
          </table:table-cell>
          <table:table-cell office:value-type="string" calcext:value-type="string">
            <text:p>2.1.02</text:p>
          </table:table-cell>
          <table:table-cell office:value-type="string" calcext:value-type="string">
            <text:p>Débitos</text:p>
          </table:table-cell>
        </table:table-row>
        <table:table-row table:style-name="ro1">
          <table:table-cell table:formula="of:=CONCATENATE(&quot;xtiger_sp_gr_&quot;;[.B15])" office:value-type="string" office:string-value="xtiger_sp_gr_2_1_03" calcext:value-type="string">
            <text:p>xtiger_sp_gr_2_1_03</text:p>
          </table:table-cell>
          <table:table-cell table:formula="of:=SUBSTITUTE([.C15];&quot;.&quot;;&quot;_&quot;)" office:value-type="string" office:string-value="2_1_03" calcext:value-type="string">
            <text:p>2_1_03</text:p>
          </table:table-cell>
          <table:table-cell office:value-type="string" calcext:value-type="string">
            <text:p>2.1.03</text:p>
          </table:table-cell>
          <table:table-cell office:value-type="string" calcext:value-type="string">
            <text:p>Obrigações Sociais e Trabalhistas</text:p>
          </table:table-cell>
        </table:table-row>
        <table:table-row table:style-name="ro1">
          <table:table-cell table:formula="of:=CONCATENATE(&quot;xtiger_sp_gr_&quot;;[.B16])" office:value-type="string" office:string-value="xtiger_sp_gr_2_1_04" calcext:value-type="string">
            <text:p>xtiger_sp_gr_2_1_04</text:p>
          </table:table-cell>
          <table:table-cell table:formula="of:=SUBSTITUTE([.C16];&quot;.&quot;;&quot;_&quot;)" office:value-type="string" office:string-value="2_1_04" calcext:value-type="string">
            <text:p>2_1_04</text:p>
          </table:table-cell>
          <table:table-cell office:value-type="string" calcext:value-type="string">
            <text:p>2.1.04</text:p>
          </table:table-cell>
          <table:table-cell office:value-type="string" calcext:value-type="string">
            <text:p>Obrigacoes Tributarias</text:p>
          </table:table-cell>
        </table:table-row>
        <table:table-row table:style-name="ro1">
          <table:table-cell table:formula="of:=CONCATENATE(&quot;xtiger_sp_gr_&quot;;[.B17])" office:value-type="string" office:string-value="xtiger_sp_gr_2_1_09" calcext:value-type="string">
            <text:p>xtiger_sp_gr_2_1_09</text:p>
          </table:table-cell>
          <table:table-cell table:formula="of:=SUBSTITUTE([.C17];&quot;.&quot;;&quot;_&quot;)" office:value-type="string" office:string-value="2_1_09" calcext:value-type="string">
            <text:p>2_1_09</text:p>
          </table:table-cell>
          <table:table-cell office:value-type="string" calcext:value-type="string">
            <text:p>2.1.09</text:p>
          </table:table-cell>
          <table:table-cell office:value-type="string" calcext:value-type="string">
            <text:p>Outras Contas a Pagar</text:p>
          </table:table-cell>
        </table:table-row>
        <table:table-row table:style-name="ro1">
          <table:table-cell table:formula="of:=CONCATENATE(&quot;xtiger_sp_gr_&quot;;[.B18])" office:value-type="string" office:string-value="xtiger_sp_gr_2_2" calcext:value-type="string">
            <text:p>xtiger_sp_gr_2_2</text:p>
          </table:table-cell>
          <table:table-cell table:formula="of:=SUBSTITUTE([.C18];&quot;.&quot;;&quot;_&quot;)" office:value-type="string" office:string-value="2_2" calcext:value-type="string">
            <text:p>2_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Passivo Nao Circulante</text:p>
          </table:table-cell>
        </table:table-row>
        <table:table-row table:style-name="ro1">
          <table:table-cell table:formula="of:=CONCATENATE(&quot;xtiger_sp_gr_&quot;;[.B19])" office:value-type="string" office:string-value="xtiger_sp_gr_2_2_01" calcext:value-type="string">
            <text:p>xtiger_sp_gr_2_2_01</text:p>
          </table:table-cell>
          <table:table-cell table:formula="of:=SUBSTITUTE([.C19];&quot;.&quot;;&quot;_&quot;)" office:value-type="string" office:string-value="2_2_01" calcext:value-type="string">
            <text:p>2_2_01</text:p>
          </table:table-cell>
          <table:table-cell office:value-type="string" calcext:value-type="string">
            <text:p>2.2.01</text:p>
          </table:table-cell>
          <table:table-cell office:value-type="string" calcext:value-type="string">
            <text:p>Coligadas</text:p>
          </table:table-cell>
        </table:table-row>
        <table:table-row table:style-name="ro1">
          <table:table-cell table:formula="of:=CONCATENATE(&quot;xtiger_sp_gr_&quot;;[.B20])" office:value-type="string" office:string-value="xtiger_sp_gr_2_3" calcext:value-type="string">
            <text:p>xtiger_sp_gr_2_3</text:p>
          </table:table-cell>
          <table:table-cell table:formula="of:=SUBSTITUTE([.C20];&quot;.&quot;;&quot;_&quot;)" office:value-type="string" office:string-value="2_3" calcext:value-type="string">
            <text:p>2_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Patrimonio Liquido</text:p>
          </table:table-cell>
        </table:table-row>
        <table:table-row table:style-name="ro1">
          <table:table-cell table:formula="of:=CONCATENATE(&quot;xtiger_sp_gr_&quot;;[.B21])" office:value-type="string" office:string-value="xtiger_sp_gr_2_3_01" calcext:value-type="string">
            <text:p>xtiger_sp_gr_2_3_01</text:p>
          </table:table-cell>
          <table:table-cell table:formula="of:=SUBSTITUTE([.C21];&quot;.&quot;;&quot;_&quot;)" office:value-type="string" office:string-value="2_3_01" calcext:value-type="string">
            <text:p>2_3_01</text:p>
          </table:table-cell>
          <table:table-cell office:value-type="string" calcext:value-type="string">
            <text:p>2.3.01</text:p>
          </table:table-cell>
          <table:table-cell office:value-type="string" calcext:value-type="string">
            <text:p>Capital Social</text:p>
          </table:table-cell>
        </table:table-row>
        <table:table-row table:style-name="ro1">
          <table:table-cell table:formula="of:=CONCATENATE(&quot;xtiger_sp_gr_&quot;;[.B22])" office:value-type="string" office:string-value="xtiger_sp_gr_2_3_02" calcext:value-type="string">
            <text:p>xtiger_sp_gr_2_3_02</text:p>
          </table:table-cell>
          <table:table-cell table:formula="of:=SUBSTITUTE([.C22];&quot;.&quot;;&quot;_&quot;)" office:value-type="string" office:string-value="2_3_02" calcext:value-type="string">
            <text:p>2_3_02</text:p>
          </table:table-cell>
          <table:table-cell office:value-type="string" calcext:value-type="string">
            <text:p>2.3.02</text:p>
          </table:table-cell>
          <table:table-cell office:value-type="string" calcext:value-type="string">
            <text:p>Reservas</text:p>
          </table:table-cell>
        </table:table-row>
        <table:table-row table:style-name="ro1">
          <table:table-cell table:formula="of:=CONCATENATE(&quot;xtiger_sp_gr_&quot;;[.B23])" office:value-type="string" office:string-value="xtiger_sp_gr_2_3_03" calcext:value-type="string">
            <text:p>xtiger_sp_gr_2_3_03</text:p>
          </table:table-cell>
          <table:table-cell table:formula="of:=SUBSTITUTE([.C23];&quot;.&quot;;&quot;_&quot;)" office:value-type="string" office:string-value="2_3_03" calcext:value-type="string">
            <text:p>2_3_03</text:p>
          </table:table-cell>
          <table:table-cell office:value-type="string" calcext:value-type="string">
            <text:p>2.3.03</text:p>
          </table:table-cell>
          <table:table-cell office:value-type="string" calcext:value-type="string">
            <text:p>Ajuste Patrimonial</text:p>
          </table:table-cell>
        </table:table-row>
        <table:table-row table:style-name="ro1">
          <table:table-cell table:formula="of:=CONCATENATE(&quot;xtiger_sp_gr_&quot;;[.B24])" office:value-type="string" office:string-value="xtiger_sp_gr_3" calcext:value-type="string">
            <text:p>xtiger_sp_gr_3</text:p>
          </table:table-cell>
          <table:table-cell table:formula="of:=SUBSTITUTE([.C24];&quot;.&quot;;&quot;_&quot;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esultado do Exercício</text:p>
          </table:table-cell>
        </table:table-row>
        <table:table-row table:style-name="ro1">
          <table:table-cell table:formula="of:=CONCATENATE(&quot;xtiger_sp_gr_&quot;;[.B25])" office:value-type="string" office:string-value="xtiger_sp_gr_3_1" calcext:value-type="string">
            <text:p>xtiger_sp_gr_3_1</text:p>
          </table:table-cell>
          <table:table-cell table:formula="of:=SUBSTITUTE([.C25];&quot;.&quot;;&quot;_&quot;)" office:value-type="string" office:string-value="3_1" calcext:value-type="string">
            <text:p>3_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Receita Liquida</text:p>
          </table:table-cell>
        </table:table-row>
        <table:table-row table:style-name="ro1">
          <table:table-cell table:formula="of:=CONCATENATE(&quot;xtiger_sp_gr_&quot;;[.B26])" office:value-type="string" office:string-value="xtiger_sp_gr_3_1_01" calcext:value-type="string">
            <text:p>xtiger_sp_gr_3_1_01</text:p>
          </table:table-cell>
          <table:table-cell table:formula="of:=SUBSTITUTE([.C26];&quot;.&quot;;&quot;_&quot;)" office:value-type="string" office:string-value="3_1_01" calcext:value-type="string">
            <text:p>3_1_01</text:p>
          </table:table-cell>
          <table:table-cell office:value-type="string" calcext:value-type="string">
            <text:p>3.1.01</text:p>
          </table:table-cell>
          <table:table-cell office:value-type="string" calcext:value-type="string">
            <text:p>Receita Bruta</text:p>
          </table:table-cell>
        </table:table-row>
        <table:table-row table:style-name="ro1">
          <table:table-cell table:formula="of:=CONCATENATE(&quot;xtiger_sp_gr_&quot;;[.B27])" office:value-type="string" office:string-value="xtiger_sp_gr_3_1_02" calcext:value-type="string">
            <text:p>xtiger_sp_gr_3_1_02</text:p>
          </table:table-cell>
          <table:table-cell table:formula="of:=SUBSTITUTE([.C27];&quot;.&quot;;&quot;_&quot;)" office:value-type="string" office:string-value="3_1_02" calcext:value-type="string">
            <text:p>3_1_02</text:p>
          </table:table-cell>
          <table:table-cell office:value-type="string" calcext:value-type="string">
            <text:p>3.1.02</text:p>
          </table:table-cell>
          <table:table-cell office:value-type="string" calcext:value-type="string">
            <text:p>(-) Deduções das Vendas</text:p>
          </table:table-cell>
        </table:table-row>
        <table:table-row table:style-name="ro1">
          <table:table-cell table:formula="of:=CONCATENATE(&quot;xtiger_sp_gr_&quot;;[.B28])" office:value-type="string" office:string-value="xtiger_sp_gr_3_2" calcext:value-type="string">
            <text:p>xtiger_sp_gr_3_2</text:p>
          </table:table-cell>
          <table:table-cell table:formula="of:=SUBSTITUTE([.C28];&quot;.&quot;;&quot;_&quot;)" office:value-type="string" office:string-value="3_2" calcext:value-type="string">
            <text:p>3_2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Custos e Despesas</text:p>
          </table:table-cell>
        </table:table-row>
        <table:table-row table:style-name="ro1">
          <table:table-cell table:formula="of:=CONCATENATE(&quot;xtiger_sp_gr_&quot;;[.B29])" office:value-type="string" office:string-value="xtiger_sp_gr_3_2_01" calcext:value-type="string">
            <text:p>xtiger_sp_gr_3_2_01</text:p>
          </table:table-cell>
          <table:table-cell table:formula="of:=SUBSTITUTE([.C29];&quot;.&quot;;&quot;_&quot;)" office:value-type="string" office:string-value="3_2_01" calcext:value-type="string">
            <text:p>3_2_01</text:p>
          </table:table-cell>
          <table:table-cell office:value-type="string" calcext:value-type="string">
            <text:p>3.2.01</text:p>
          </table:table-cell>
          <table:table-cell office:value-type="string" calcext:value-type="string">
            <text:p>Custos</text:p>
          </table:table-cell>
        </table:table-row>
        <table:table-row table:style-name="ro1">
          <table:table-cell table:formula="of:=CONCATENATE(&quot;xtiger_sp_gr_&quot;;[.B30])" office:value-type="string" office:string-value="xtiger_sp_gr_3_2_02" calcext:value-type="string">
            <text:p>xtiger_sp_gr_3_2_02</text:p>
          </table:table-cell>
          <table:table-cell table:formula="of:=SUBSTITUTE([.C30];&quot;.&quot;;&quot;_&quot;)" office:value-type="string" office:string-value="3_2_02" calcext:value-type="string">
            <text:p>3_2_02</text:p>
          </table:table-cell>
          <table:table-cell office:value-type="string" calcext:value-type="string">
            <text:p>3.2.02</text:p>
          </table:table-cell>
          <table:table-cell office:value-type="string" calcext:value-type="string">
            <text:p>Despesas</text:p>
          </table:table-cell>
        </table:table-row>
        <table:table-row table:style-name="ro1">
          <table:table-cell table:formula="of:=CONCATENATE(&quot;xtiger_sp_gr_&quot;;[.B31])" office:value-type="string" office:string-value="xtiger_sp_gr_3_2_02_01" calcext:value-type="string">
            <text:p>xtiger_sp_gr_3_2_02_01</text:p>
          </table:table-cell>
          <table:table-cell table:formula="of:=SUBSTITUTE([.C31];&quot;.&quot;;&quot;_&quot;)" office:value-type="string" office:string-value="3_2_02_01" calcext:value-type="string">
            <text:p>3_2_02_01</text:p>
          </table:table-cell>
          <table:table-cell office:value-type="string" calcext:value-type="string">
            <text:p>3.2.02.01</text:p>
          </table:table-cell>
          <table:table-cell office:value-type="string" calcext:value-type="string">
            <text:p>Despesas Comerciais</text:p>
          </table:table-cell>
        </table:table-row>
        <table:table-row table:style-name="ro1">
          <table:table-cell table:formula="of:=CONCATENATE(&quot;xtiger_sp_gr_&quot;;[.B32])" office:value-type="string" office:string-value="xtiger_sp_gr_3_2_02_02" calcext:value-type="string">
            <text:p>xtiger_sp_gr_3_2_02_02</text:p>
          </table:table-cell>
          <table:table-cell table:formula="of:=SUBSTITUTE([.C32];&quot;.&quot;;&quot;_&quot;)" office:value-type="string" office:string-value="3_2_02_02" calcext:value-type="string">
            <text:p>3_2_02_02</text:p>
          </table:table-cell>
          <table:table-cell office:value-type="string" calcext:value-type="string">
            <text:p>3.2.02.02</text:p>
          </table:table-cell>
          <table:table-cell office:value-type="string" calcext:value-type="string">
            <text:p>Despesas Administrativas</text:p>
          </table:table-cell>
        </table:table-row>
        <table:table-row table:style-name="ro1">
          <table:table-cell table:formula="of:=CONCATENATE(&quot;xtiger_sp_gr_&quot;;[.B33])" office:value-type="string" office:string-value="xtiger_sp_gr_3_2_02_03" calcext:value-type="string">
            <text:p>xtiger_sp_gr_3_2_02_03</text:p>
          </table:table-cell>
          <table:table-cell table:formula="of:=SUBSTITUTE([.C33];&quot;.&quot;;&quot;_&quot;)" office:value-type="string" office:string-value="3_2_02_03" calcext:value-type="string">
            <text:p>3_2_02_03</text:p>
          </table:table-cell>
          <table:table-cell office:value-type="string" calcext:value-type="string">
            <text:p>3.2.02.03</text:p>
          </table:table-cell>
          <table:table-cell office:value-type="string" calcext:value-type="string">
            <text:p>Despesas Operacionais</text:p>
          </table:table-cell>
        </table:table-row>
        <table:table-row table:style-name="ro1">
          <table:table-cell table:formula="of:=CONCATENATE(&quot;xtiger_sp_gr_&quot;;[.B34])" office:value-type="string" office:string-value="xtiger_sp_gr_3_2_02_04" calcext:value-type="string">
            <text:p>xtiger_sp_gr_3_2_02_04</text:p>
          </table:table-cell>
          <table:table-cell table:formula="of:=SUBSTITUTE([.C34];&quot;.&quot;;&quot;_&quot;)" office:value-type="string" office:string-value="3_2_02_04" calcext:value-type="string">
            <text:p>3_2_02_04</text:p>
          </table:table-cell>
          <table:table-cell office:value-type="string" calcext:value-type="string">
            <text:p>3.2.02.04</text:p>
          </table:table-cell>
          <table:table-cell office:value-type="string" calcext:value-type="string">
            <text:p>Despesas com Pessoal</text:p>
          </table:table-cell>
        </table:table-row>
        <table:table-row table:style-name="ro1">
          <table:table-cell table:formula="of:=CONCATENATE(&quot;xtiger_sp_gr_&quot;;[.B35])" office:value-type="string" office:string-value="xtiger_sp_gr_3_2_02_05" calcext:value-type="string">
            <text:p>xtiger_sp_gr_3_2_02_05</text:p>
          </table:table-cell>
          <table:table-cell table:formula="of:=SUBSTITUTE([.C35];&quot;.&quot;;&quot;_&quot;)" office:value-type="string" office:string-value="3_2_02_05" calcext:value-type="string">
            <text:p>3_2_02_05</text:p>
          </table:table-cell>
          <table:table-cell office:value-type="string" calcext:value-type="string">
            <text:p>3.2.02.05</text:p>
          </table:table-cell>
          <table:table-cell office:value-type="string" calcext:value-type="string">
            <text:p>Despesas Financeiras</text:p>
          </table:table-cell>
        </table:table-row>
        <table:table-row table:style-name="ro1">
          <table:table-cell table:formula="of:=CONCATENATE(&quot;xtiger_sp_gr_&quot;;[.B36])" office:value-type="string" office:string-value="xtiger_sp_gr_3_2_02_06" calcext:value-type="string">
            <text:p>xtiger_sp_gr_3_2_02_06</text:p>
          </table:table-cell>
          <table:table-cell table:formula="of:=SUBSTITUTE([.C36];&quot;.&quot;;&quot;_&quot;)" office:value-type="string" office:string-value="3_2_02_06" calcext:value-type="string">
            <text:p>3_2_02_06</text:p>
          </table:table-cell>
          <table:table-cell office:value-type="string" calcext:value-type="string">
            <text:p>3.2.02.06</text:p>
          </table:table-cell>
          <table:table-cell office:value-type="string" calcext:value-type="string">
            <text:p>Despesas Tributárias</text:p>
          </table:table-cell>
        </table:table-row>
        <table:table-row table:style-name="ro1">
          <table:table-cell table:formula="of:=CONCATENATE(&quot;xtiger_sp_gr_&quot;;[.B37])" office:value-type="string" office:string-value="xtiger_sp_gr_3_2_02_07" calcext:value-type="string">
            <text:p>xtiger_sp_gr_3_2_02_07</text:p>
          </table:table-cell>
          <table:table-cell table:formula="of:=SUBSTITUTE([.C37];&quot;.&quot;;&quot;_&quot;)" office:value-type="string" office:string-value="3_2_02_07" calcext:value-type="string">
            <text:p>3_2_02_07</text:p>
          </table:table-cell>
          <table:table-cell office:value-type="string" calcext:value-type="string">
            <text:p>3.2.02.07</text:p>
          </table:table-cell>
          <table:table-cell office:value-type="string" calcext:value-type="string">
            <text:p>Outras Despesas</text:p>
          </table:table-cell>
        </table:table-row>
        <table:table-row table:style-name="ro1">
          <table:table-cell table:formula="of:=CONCATENATE(&quot;xtiger_sp_gr_&quot;;[.B38])" office:value-type="string" office:string-value="xtiger_sp_gr_4" calcext:value-type="string">
            <text:p>xtiger_sp_gr_4</text:p>
          </table:table-cell>
          <table:table-cell table:formula="of:=SUBSTITUTE([.C38];&quot;.&quot;;&quot;_&quot;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ncerramento</text:p>
          </table:table-cell>
        </table:table-row>
        <table:table-row table:style-name="ro1">
          <table:table-cell table:formula="of:=CONCATENATE(&quot;xtiger_sp_gr_&quot;;[.B39])" office:value-type="string" office:string-value="xtiger_sp_gr_4_1" calcext:value-type="string">
            <text:p>xtiger_sp_gr_4_1</text:p>
          </table:table-cell>
          <table:table-cell table:formula="of:=SUBSTITUTE([.C39];&quot;.&quot;;&quot;_&quot;)" office:value-type="string" office:string-value="4_1" calcext:value-type="string">
            <text:p>4_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Encerramento do Exercicio</text:p>
          </table:table-cell>
        </table:table-row>
        <table:table-row table:style-name="ro1" table:number-rows-repeated="104853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 style:data-style-name="N2" text:time-value="11:07:07.35370768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09T11:13:22.322624187</dc:date>
    <meta:editing-duration>PT1H14M31S</meta:editing-duration>
    <meta:editing-cycles>12</meta:editing-cycles>
    <meta:generator>LibreOffice/6.0.7.3$Linux_X86_64 LibreOffice_project/00m0$Build-3</meta:generator>
    <meta:document-statistic meta:table-count="1" meta:cell-count="156" meta:object-count="0"/>
  </office:meta>
</office:document-meta>
</file>